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25.<text:s/>Write a Prolog program to implement Monkey Banana Problem</text:p>
      <text:p text:style-name="Normal">% Represent a state as: state(MonkeyPosition, MonkeyStatus, BoxPosition, HasBanana)</text:p>
      <text:p text:style-name="Normal"/>
      <text:p text:style-name="Normal">% Initial state: monkey and box are at different positions, monkey on floor, no banana</text:p>
      <text:p text:style-name="Normal">start(state(at_door, on_floor, at_window, has_not)).</text:p>
      <text:p text:style-name="Normal"/>
      <text:p text:style-name="Normal">% Goal state: monkey has the banana</text:p>
      <text:p text:style-name="Normal">goal(state(_, on_box, _, has)).</text:p>
      <text:p text:style-name="Normal"/>
      <text:p text:style-name="Normal">% Possible actions:</text:p>
      <text:p text:style-name="Normal">% 1. Monkey walks to a new location</text:p>
      <text:p text:style-name="Normal">action(state(M, on_floor, B, has_not), walk(M1), state(M1, on_floor, B, has_not)) :-</text:p>
      <text:p text:style-name="Normal"><text:s text:c="4"/>location(M), location(M1), M \= M1.</text:p>
      <text:p text:style-name="Normal"/>
      <text:p text:style-name="Normal">% 2. Monkey pushes the box to a new location</text:p>
      <text:p text:style-name="Normal">action(state(M, on_floor, M, has_not), push(M1), state(M1, on_floor, M1, has_not)) :-</text:p>
      <text:p text:style-name="Normal"><text:s text:c="4"/>location(M), location(M1), M \= M1.</text:p>
      <text:p text:style-name="Normal"/>
      <text:p text:style-name="Normal">% 3. Monkey climbs onto the box</text:p>
      <text:p text:style-name="Normal">action(state(M, on_floor, M, has_not), climb, state(M, on_box, M, has_not)).</text:p>
      <text:p text:style-name="Normal"/>
      <text:p text:style-name="Normal">% 4. Monkey grasps the banana (if on box and under banana)</text:p>
      <text:p text:style-name="Normal">action(state(middle, on_box, middle, has_not), grasp, state(middle, on_box, middle, has)).</text:p>
      <text:p text:style-name="Normal"/>
      <text:p text:style-name="Normal">% Define possible locations in the room</text:p>
      <text:p text:style-name="Normal">location(at_door).</text:p>
      <text:p text:style-name="Normal">location(at_window).</text:p>
      <text:p text:style-name="Normal">location(middle).</text:p>
      <text:p text:style-name="Normal"/>
      <text:p text:style-name="Normal">% Plan from Start to Goal</text:p>
      <text:p text:style-name="Normal">solve :-</text:p>
      <text:soft-page-break/>
      <text:p text:style-name="Normal"><text:s text:c="4"/>start(S),</text:p>
      <text:p text:style-name="Normal"><text:s text:c="4"/>goal(G),</text:p>
      <text:p text:style-name="Normal"><text:s text:c="4"/>path(S, G, [], Moves),</text:p>
      <text:p text:style-name="Normal"><text:s text:c="4"/>write('Solution steps: '), nl,</text:p>
      <text:p text:style-name="Normal"><text:s text:c="4"/>print_moves(Moves).</text:p>
      <text:p text:style-name="Normal"/>
      <text:p text:style-name="Normal">% Recursive path finder</text:p>
      <text:p text:style-name="Normal">path(S, S, Moves, Moves).</text:p>
      <text:p text:style-name="Normal">path(S, G, Visited, Moves) :-</text:p>
      <text:p text:style-name="Normal"><text:s text:c="4"/>action(S, Act, S1),</text:p>
      <text:p text:style-name="Normal"><text:s text:c="4"/>\+ member(S1, Visited),</text:p>
      <text:p text:style-name="Normal"><text:s text:c="4"/>path(S1, G, [Act|Visited], Moves).</text:p>
      <text:p text:style-name="Normal"/>
      <text:p text:style-name="Normal">% Print move steps</text:p>
      <text:p text:style-name="Normal">print_moves([]).</text:p>
      <text:p text:style-name="Normal">print_moves([H|T]) :-</text:p>
      <text:p text:style-name="Normal"><text:s text:c="4"/>print_moves(T),</text:p>
      <text:p text:style-name="Normal"><text:s text:c="4"/>write(H), nl.</text:p>
      <text:p text:style-name="Normal"/>
      <text:p text:style-name="Normal">Output:</text:p>
      <text:p text:style-name="Normal">Solution steps:<text:s/></text:p>
      <text:p text:style-name="Normal">walk(middle)</text:p>
      <text:p text:style-name="Normal">push(middle)</text:p>
      <text:p text:style-name="Normal">climb</text:p>
      <text:p text:style-name="Normal">grasp</text:p>
      <text:p text:style-name="Normal">tru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18:00Z</meta:creation-date>
    <dc:date>2025-07-08T16:19:00Z</dc:date>
    <meta:template xlink:href="Normal.dotm" xlink:type="simple"/>
    <meta:editing-cycles>1</meta:editing-cycles>
    <meta:editing-duration>PT60S</meta:editing-duration>
    <meta:document-statistic meta:page-count="2" meta:paragraph-count="3" meta:word-count="232" meta:character-count="1555" meta:row-count="11" meta:non-whitespace-character-count="1326"/>
  </office:meta>
</office:document-meta>
</file>